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3766" officeooo:paragraph-rsid="000a37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estovaci material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23:52:00.064000000</meta:creation-date>
    <meta:generator>LibreOffice/4.4.7.2$Windows_x86 LibreOffice_project/f3153a8b245191196a4b6b9abd1d0da16eead600</meta:generator>
    <dc:date>2016-03-27T23:52:19.869000000</dc:date>
    <meta:editing-duration>PT20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</office:meta>
</office:document-meta>
</file>